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Full_20_1">
      <style:table-properties table:display="true" style:writing-mode="lr-tb"/>
    </style:style>
    <style:style style:name="ce1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SI&quot;" style:apply-style-name="Accent_20_1" style:base-cell-address="'Full 1'.D3"/>
      <style:map style:condition="cell-content()=&quot;NO&quot;" style:apply-style-name="Accent" style:base-cell-address="'Full 1'.D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I&quot;;&quot;NO&quot;)" table:allow-empty-cell="true" table:display-list="unsorted" table:base-cell-address="'Full 1'.D3">
          <table:error-message table:message-type="stop" table:display="true"/>
        </table:content-validation>
      </table:content-validations>
      <table:table table:name="Full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CHECKLIST</text:p>
          </table:table-cell>
          <table:covered-table-cell table:style-name="ce3"/>
          <table:covered-table-cell table:style-name="ce4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onceptes</text:p>
          </table:table-cell>
          <table:covered-table-cell table:style-name="ce4"/>
          <table:table-cell table:style-name="ce1" office:value-type="string" calcext:value-type="string">
            <text:p>Estat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Fas feina?</text:p>
          </table:table-cell>
          <table:covered-table-cell table:style-name="ce4"/>
          <table:table-cell table:style-name="ce9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Escoltas al profesor?</text:p>
          </table:table-cell>
          <table:covered-table-cell table:style-name="ce4"/>
          <table:table-cell table:style-name="ce9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jugar?</text:p>
          </table:table-cell>
          <table:covered-table-cell table:style-name="ce4"/>
          <table:table-cell table:style-name="ce9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no fer res?</text:p>
          </table:table-cell>
          <table:covered-table-cell table:style-name="ce4"/>
          <table:table-cell table:style-name="ce9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Ets bo en programació?</text:p>
          </table:table-cell>
          <table:covered-table-cell table:style-name="ce4"/>
          <table:table-cell table:style-name="ce9" table:content-validation-name="val1" office:value-type="string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viure?</text:p>
          </table:table-cell>
          <table:covered-table-cell table:style-name="ce4"/>
          <table:table-cell table:style-name="ce9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Robbie Williams?</text:p>
          </table:table-cell>
          <table:covered-table-cell table:style-name="ce4"/>
          <table:table-cell table:style-name="ce9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'agrada la música?</text:p>
          </table:table-cell>
          <table:covered-table-cell table:style-name="ce4"/>
          <table:table-cell table:style-name="ce9" table:content-validation-name="val1" office:value-type="string" calcext:value-type="string">
            <text:p>SI</text:p>
          </table:table-cell>
          <table:table-cell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ull 1'.D3:'Full 1'.D10">
            <calcext:condition calcext:apply-style-name="Accent 1" calcext:value="=&quot;SI&quot;" calcext:base-cell-address="'Full 1'.D3"/>
            <calcext:condition calcext:apply-style-name="Accent" calcext:value="=&quot;NO&quot;" calcext:base-cell-address="'Full 1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0">00/00/0000</text:date>, <text:time style:data-style-name="N2" text:time-value="08:42:59.2629040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ull_20_1" style:display-name="PageStyle_Full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  <dc:date>2025-01-10T08:46:12.632491304</dc:date>
    <meta:editing-duration>PT3M13S</meta:editing-duration>
    <meta:editing-cycles>1</meta:editing-cycles>
    <meta:document-statistic meta:table-count="1" meta:cell-count="19" meta:object-count="0"/>
  </office:meta>
</office:document-meta>
</file>